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B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font-weight="bold" style:font-weight-asian="bold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style:text-underline-style="solid" style:text-underline-width="auto" style:text-underline-color="font-color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en" fo:country="US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style:text-autospace="none"/>
      <style:text-properties fo:color="#000000" style:font-name="Courier New" fo:font-size="10pt" style:font-size-asian="10pt" style:font-size-complex="10pt"/>
    </style:style>
    <style:style style:name="P9" style:family="paragraph" style:parent-style-name="Standard">
      <style:paragraph-properties style:text-autospace="none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8000" style:font-name="Courier New" fo:font-size="10pt" style:font-size-asian="10pt" style:font-size-complex="10pt"/>
    </style:style>
    <style:style style:name="P11" style:family="paragraph" style:parent-style-name="Standard">
      <style:paragraph-properties style:text-autospace="none"/>
      <style:text-properties fo:color="#008000" style:font-name="Courier New" fo:font-size="10pt" style:font-size-asian="10pt" style:font-size-complex="10pt"/>
    </style:style>
    <style:style style:name="P12" style:family="paragraph" style:parent-style-name="Standard">
      <style:paragraph-properties style:text-autospace="none"/>
      <style:text-properties fo:color="#804000" style:font-name="Courier New" fo:font-size="10pt" style:font-size-asian="10pt" style:font-size-complex="10pt"/>
    </style:style>
    <style:style style:name="P13" style:family="paragraph" style:parent-style-name="Standard">
      <style:paragraph-properties style:text-autospace="none"/>
      <style:text-properties fo:color="#000080"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text-autospace="none"/>
      <style:text-properties fo:color="#000080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Courier New"/>
    </style:style>
    <style:style style:name="P16" style:family="paragraph" style:parent-style-name="Standard">
      <style:paragraph-properties style:text-autospace="none"/>
      <style:text-properties style:font-name="Courier New"/>
    </style:style>
    <style:style style:name="P17" style:family="paragraph" style:parent-style-name="Standard">
      <style:paragraph-properties style:text-autospace="none"/>
      <style:text-properties fo:color="#0080ff" style:font-name="Courier New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 fo:hyphenation-ladder-count="no-limit" fo:padding-left="0.141cm" fo:padding-right="0.141cm" fo:padding-top="0.035cm" fo:padding-bottom="0.035cm" fo:border="0.018cm solid #00000a">
        <style:tab-stops>
          <style:tab-stop style:position="-1.27cm"/>
        </style:tab-stops>
      </style:paragraph-properties>
      <style:text-properties fo:letter-spacing="-0.005cm" fo:language="en" fo:country="US" fo:hyphenate="false" fo:hyphenation-remain-char-count="2" fo:hyphenation-push-char-count="2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style:text-autospace="none"/>
      <style:text-properties fo:color="#0080ff" style:font-name="Courier New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style:text-autospace="none"/>
      <style:text-properties fo:color="#0080ff" style:font-name="Courier New" fo:font-size="10pt" style:font-size-asian="10pt" style:font-size-complex="10pt"/>
    </style:style>
    <style:style style:name="P22" style:family="paragraph" style:parent-style-name="Standard">
      <style:paragraph-properties style:text-autospace="none"/>
      <style:text-properties fo:color="#0080ff" fo:font-size="10pt" style:font-size-asian="10pt" style:font-size-complex="10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8000ff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8000ff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10" style:family="text">
      <style:text-properties fo:letter-spacing="-0.005cm" fo:language="fr" fo:country="BE"/>
    </style:style>
    <style:style style:name="T11" style:family="text">
      <style:text-properties fo:letter-spacing="-0.005cm" fo:language="en" fo:country="US"/>
    </style:style>
    <style:style style:name="T12" style:family="text">
      <style:text-properties fo:color="#008000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ff8000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80ff" fo:font-size="10pt" style:font-size-asian="10pt" style:font-size-complex="10pt"/>
    </style:style>
    <style:style style:name="T15" style:family="text">
      <style:text-properties fo:color="#0080ff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.E.P.L. <text:s/>: Catégorie Technique</text:p>
      <text:p text:style-name="P4">==========================================</text:p>
      <text:p text:style-name="P4"/>
      <text:p text:style-name="P4"/>
      <text:p text:style-name="P4">Bachelier en Informatique et Systèmes : finalité Informatique Industrielle</text:p>
      <text:p text:style-name="P4"/>
      <text:p text:style-name="P4"/>
      <text:p text:style-name="P4">LABORATOIRE D'INFORMATIQUE INDUSTRIELLE</text:p>
      <text:p text:style-name="P4">===========================================</text:p>
      <text:p text:style-name="P4"/>
      <text:p text:style-name="P4"/>
      <text:p text:style-name="P4"/>
      <text:p text:style-name="P4"/>
      <text:p text:style-name="P4">Système Embarqués</text:p>
      <text:p text:style-name="P4">---------------------------</text:p>
      <text:p text:style-name="P3"/>
      <text:p text:style-name="P5">3ème année</text:p>
      <text:p text:style-name="P3"/>
      <text:p text:style-name="P3"/>
      <text:p text:style-name="P3"/>
      <text:p text:style-name="P4">Debugging local sur une CIBLE QNX</text:p>
      <text:p text:style-name="P4">=============================</text:p>
      <text:p text:style-name="P3"/>
      <text:p text:style-name="P2"/>
      <text:p text:style-name="P2"/>
      <text:p text:style-name="P2"/>
      <text:p text:style-name="P2"/>
      <text:p text:style-name="P2"><text:s text:c="4"/>2012 - 2013 <text:s text:c="13"/><text:tab/><text:tab/><text:tab/><text:tab/> <text:s text:c="11"/><text:tab/><text:tab/><text:tab/>Van Gysegem Thomas</text:p>
      <text:p text:style-name="P2"><text:tab/><text:tab/><text:tab/><text:tab/><text:tab/><text:tab/><text:tab/><text:tab/><text:tab/> <text:s text:c="3"/><text:tab/>Delsaux Kevin</text:p>
      <text:p text:style-name="P2"/>
      <text:p text:style-name="P7"><text:span text:style-name="T10"><text:tab/><text:tab/><text:tab/><text:tab/><text:tab/><text:tab/><text:tab/><text:tab/></text:span><text:span text:style-name="T11">Groupe : 2322</text:span></text:p>
      <text:p text:style-name="P6"/>
      <text:p text:style-name="P6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  <text:p text:style-name="P26">Fichier script<text:tab/>3</text:p>
          <text:p text:style-name="P27">Fichier source (*.c)<text:tab/>3</text:p>
          <text:p text:style-name="P27">Fichier build (*.bld)<text:tab/>4</text:p>
          <text:p text:style-name="P27">Résultat du mkifs<text:tab/>5</text:p>
          <text:p text:style-name="P27">Taille de l’exécutable<text:tab/>5</text:p>
          <text:p text:style-name="P27">Résultat du dinit<text:tab/>6</text:p>
          <text:p text:style-name="P27">Exécution du programme<text:tab/>6</text:p>
          <text:p text:style-name="P26">Conclusion<text:tab/>7</text:p>
        </text:index-body>
      </text:table-of-content>
      <text:h text:style-name="Heading_20_3" text:outline-level="3"/>
      <text:h text:style-name="P23" text:outline-level="1">Fichier script</text:h>
      <text:h text:style-name="Heading_20_2" text:outline-level="2">Fichier source (*.c)</text:h>
      <text:p text:style-name="Text_20_body"/>
      <text:p text:style-name="P10">// thread3.c</text:p>
      <text:p text:style-name="P11">// </text:p>
      <text:p text:style-name="P11">// Last edit: <text:s text:c="2"/>08 Octobre 2012</text:p>
      <text:p text:style-name="P11">// Van Gysegem Thomas &lt;thomasvangysegem@gmail.com&gt;</text:p>
      <text:p text:style-name="P8"/>
      <text:p text:style-name="P12">#include &lt;stdlib.h&gt;</text:p>
      <text:p text:style-name="P12">#include &lt;time.h&gt;</text:p>
      <text:p text:style-name="P12">#include &lt;unistd.h&gt;</text:p>
      <text:p text:style-name="P12">#include &lt;errno.h&gt;</text:p>
      <text:p text:style-name="P12">#include &lt;fcntl.h&gt;</text:p>
      <text:p text:style-name="P12">#include &lt;stdio.h&gt;</text:p>
      <text:p text:style-name="P12">#include &lt;termios.h&gt;</text:p>
      <text:p text:style-name="P12">#include &lt;curses.h&gt;</text:p>
      <text:p text:style-name="P12">#include &lt;pthread.h&gt;</text:p>
      <text:p text:style-name="P8"/>
      <text:p text:style-name="P12">#define NB_THREAD <text:s text:c="6"/>3</text:p>
      <text:p text:style-name="P8"/>
      <text:p text:style-name="P16"><text:span text:style-name="T2">void</text:span><text:span text:style-name="T7">*</text:span><text:span text:style-name="T3"> threadBody</text:span><text:span text:style-name="T7">(</text:span><text:span text:style-name="T1">void</text:span><text:span text:style-name="T7">);</text:span></text:p>
      <text:p text:style-name="P9"/>
      <text:p text:style-name="P9"/>
      <text:p text:style-name="P16"><text:span text:style-name="T1">int</text:span><text:span text:style-name="T3"> main </text:span><text:span text:style-name="T7">()</text:span></text:p>
      <text:p text:style-name="P13">{</text:p>
      <text:p text:style-name="P16"><text:span text:style-name="T3"><text:s text:c="4"/></text:span><text:span text:style-name="T1">int</text:span><text:span text:style-name="T3"> i</text:span><text:span text:style-name="T7">,</text:span><text:span text:style-name="T3"> count</text:span><text:span text:style-name="T7">;</text:span></text:p>
      <text:p text:style-name="P9"><text:s text:c="4"/></text:p>
      <text:p text:style-name="P16"><text:span text:style-name="T3"><text:s text:c="4"/>pthread_t handleThread</text:span><text:span text:style-name="T7">[</text:span><text:span text:style-name="T3">NB_THREAD</text:span><text:span text:style-name="T7">];</text:span></text:p>
      <text:p text:style-name="P9"><text:s text:c="4"/></text:p>
      <text:p text:style-name="P16"><text:span text:style-name="T3"><text:s text:c="4"/></text:span><text:span text:style-name="T12">// Initialise les thread</text:span></text:p>
      <text:p text:style-name="P16"><text:span text:style-name="T3"><text:s text:c="4"/></text:span><text:span text:style-name="T9">for</text:span><text:span text:style-name="T7">(</text:span><text:span text:style-name="T3">i</text:span><text:span text:style-name="T7">=</text:span><text:span text:style-name="T13">0</text:span><text:span text:style-name="T7">;</text:span><text:span text:style-name="T3"> i</text:span><text:span text:style-name="T7">&lt;</text:span><text:span text:style-name="T3">NB_THREAD</text:span><text:span text:style-name="T7">;</text:span><text:span text:style-name="T3"> i</text:span><text:span text:style-name="T7">++)</text:span><text:span text:style-name="T3"> </text:span><text:span text:style-name="T7">{</text:span></text:p>
      <text:p text:style-name="P16"><text:span text:style-name="T3"><text:s text:c="8"/>pthread_create</text:span><text:span text:style-name="T7">(</text:span></text:p>
      <text:p text:style-name="P16"><text:span text:style-name="T3"><text:s text:c="16"/></text:span><text:span text:style-name="T7">&amp;</text:span><text:span text:style-name="T3">handleThread</text:span><text:span text:style-name="T7">[</text:span><text:span text:style-name="T3">i</text:span><text:span text:style-name="T7">],</text:span><text:span text:style-name="T3"> </text:span></text:p>
      <text:p text:style-name="P16"><text:span text:style-name="T3"><text:s text:c="16"/></text:span><text:span text:style-name="T9">NULL</text:span><text:span text:style-name="T7">,</text:span><text:span text:style-name="T3"> </text:span></text:p>
      <text:p text:style-name="P16"><text:span text:style-name="T3"><text:s text:c="16"/></text:span><text:span text:style-name="T7">(</text:span><text:span text:style-name="T1">void</text:span><text:span text:style-name="T7">*(*)(</text:span><text:span text:style-name="T1">void</text:span><text:span text:style-name="T7">*))</text:span><text:span text:style-name="T3">threadBody</text:span><text:span text:style-name="T7">,</text:span><text:span text:style-name="T3"> </text:span></text:p>
      <text:p text:style-name="P16"><text:span text:style-name="T3"><text:s text:c="16"/></text:span><text:span text:style-name="T9">NULL</text:span></text:p>
      <text:p text:style-name="P16"><text:span text:style-name="T3"><text:s text:c="8"/></text:span><text:span text:style-name="T7">);</text:span></text:p>
      <text:p text:style-name="P16"><text:span text:style-name="T3"><text:s text:c="4"/></text:span><text:span text:style-name="T7">}</text:span></text:p>
      <text:p text:style-name="P9"><text:s text:c="4"/></text:p>
      <text:p text:style-name="P16"><text:span text:style-name="T3"><text:s text:c="4"/></text:span><text:span text:style-name="T12">// Attend la fin des thread</text:span></text:p>
      <text:p text:style-name="P16"><text:span text:style-name="T3"><text:s text:c="4"/></text:span><text:span text:style-name="T9">for</text:span><text:span text:style-name="T7">(</text:span><text:span text:style-name="T3">i</text:span><text:span text:style-name="T7">=</text:span><text:span text:style-name="T13">0</text:span><text:span text:style-name="T7">;</text:span><text:span text:style-name="T3"> i</text:span><text:span text:style-name="T7">&lt;</text:span><text:span text:style-name="T3">NB_THREAD</text:span><text:span text:style-name="T7">;</text:span><text:span text:style-name="T3"> i</text:span><text:span text:style-name="T7">++)</text:span><text:span text:style-name="T3"> </text:span><text:span text:style-name="T7">{</text:span></text:p>
      <text:p text:style-name="P16"><text:span text:style-name="T3"><text:s text:c="8"/>pthread_join</text:span><text:span text:style-name="T7">(</text:span><text:span text:style-name="T3">handleThread</text:span><text:span text:style-name="T7">[</text:span><text:span text:style-name="T3">i</text:span><text:span text:style-name="T7">],</text:span><text:span text:style-name="T3"> </text:span><text:span text:style-name="T9">NULL</text:span><text:span text:style-name="T7">);</text:span></text:p>
      <text:p text:style-name="P16"><text:span text:style-name="T3"><text:s text:c="4"/></text:span><text:span text:style-name="T7">}</text:span></text:p>
      <text:p text:style-name="P9"><text:s text:c="4"/></text:p>
      <text:p text:style-name="P16"><text:span text:style-name="T3"><text:s text:c="4"/></text:span><text:span text:style-name="T9">return</text:span><text:span text:style-name="T3"> </text:span><text:span text:style-name="T13">1</text:span><text:span text:style-name="T7">;</text:span></text:p>
      <text:p text:style-name="P13">}</text:p>
      <text:p text:style-name="P9"/>
      <text:p text:style-name="P16"><text:span text:style-name="T1">void</text:span><text:span text:style-name="T7">*</text:span><text:span text:style-name="T3"> threadBody</text:span><text:span text:style-name="T7">(</text:span><text:span text:style-name="T1">void</text:span><text:span text:style-name="T7">)</text:span></text:p>
      <text:p text:style-name="P13">{</text:p>
      <text:p text:style-name="P16"><text:span text:style-name="T3"><text:s text:c="4"/>printf</text:span><text:span text:style-name="T7">(</text:span><text:span text:style-name="T8">"Van Gysegem Thomas et Delsaux Kevin\n"</text:span><text:span text:style-name="T7">);</text:span></text:p>
      <text:p text:style-name="P13">}</text:p>
      <text:p text:style-name="P14"/>
      <text:p text:style-name="P14"/>
      <text:h text:style-name="Heading_20_2" text:outline-level="2"><text:soft-page-break/>Fichier build (*.bld)</text:h>
      <text:p text:style-name="Text_20_body"/>
      <text:p text:style-name="P16"><text:span text:style-name="T14">#</text:span><text:span text:style-name="T4"> Buildfile pour tests sur disquette de boot pour syst embarques</text:span></text:p>
      <text:p text:style-name="P16"><text:span text:style-name="T14">#</text:span><text:span text:style-name="T4"> Affiche "Hello world"</text:span></text:p>
      <text:p text:style-name="P16"><text:span text:style-name="T14">#</text:span><text:span text:style-name="T4"> bios pour le meme cpu que l'host de developemment</text:span></text:p>
      <text:p text:style-name="P16"><text:span text:style-name="T14">#</text:span><text:span text:style-name="T4"> compress pour image compressée</text:span></text:p>
      <text:p text:style-name="P16"><text:span text:style-name="T14">[virtual</text:span><text:span text:style-name="T16">=</text:span><text:span text:style-name="T3">x86,bios </text:span><text:span text:style-name="T16">+</text:span><text:span text:style-name="T3">compress] .bootstrap </text:span><text:span text:style-name="T16">=</text:span><text:span text:style-name="T3"> {</text:span></text:p>
      <text:p text:style-name="P16"><text:span text:style-name="T3"><text:tab/></text:span><text:span text:style-name="T15">startup-bios</text:span><text:span text:style-name="T3"> -s 64k -A</text:span></text:p>
      <text:p text:style-name="P16"><text:span text:style-name="T3"><text:tab/></text:span><text:span text:style-name="T9">PATH</text:span><text:span text:style-name="T16">=</text:span><text:span text:style-name="T3">/proc/boot LD_LIBRARY_PATH</text:span><text:span text:style-name="T16">=</text:span><text:span text:style-name="T3">/proc/boot:/usr/lib:/lib procnto</text:span></text:p>
      <text:p text:style-name="P17">}</text:p>
      <text:p text:style-name="P16"><text:span text:style-name="T15">[</text:span><text:span text:style-name="T16">+</text:span><text:span text:style-name="T3">script] .script </text:span><text:span text:style-name="T16">=</text:span><text:span text:style-name="T3"> {</text:span></text:p>
      <text:p text:style-name="P16"><text:span text:style-name="T15">#</text:span><text:span text:style-name="T3"> symlink this critical library. Some apps search it there</text:span></text:p>
      <text:p text:style-name="P16"><text:span text:style-name="T15">#procmgr_symlink</text:span><text:span text:style-name="T3"> is internal equivalent to "ln -s"</text:span></text:p>
      <text:p text:style-name="P9"/>
      <text:p text:style-name="P16"><text:span text:style-name="T15">procmgr_symlink</text:span><text:span text:style-name="T3"> ../../proc/boot/libc.so /usr/lib/ldqnx.so.2</text:span></text:p>
      <text:p text:style-name="P9"/>
      <text:p text:style-name="P16"><text:span text:style-name="T15">#</text:span><text:span text:style-name="T3"> start console driver with one virtual consoles</text:span></text:p>
      <text:p text:style-name="P16"><text:span text:style-name="T15">#</text:span><text:span text:style-name="T3"> accessible at ctrl</text:span><text:span text:style-name="T16">+</text:span><text:span text:style-name="T3">alt</text:span><text:span text:style-name="T16">+</text:span><text:span text:style-name="T3">1</text:span></text:p>
      <text:p text:style-name="P9"/>
      <text:p text:style-name="P16"><text:span text:style-name="T15">devc-con</text:span><text:span text:style-name="T3"> -n1 &amp;</text:span></text:p>
      <text:p text:style-name="P9"/>
      <text:p text:style-name="P16"><text:span text:style-name="T15">#</text:span><text:span text:style-name="T3"> start shell on the consoles</text:span></text:p>
      <text:p text:style-name="P9"/>
      <text:p text:style-name="P16"><text:span text:style-name="T15">#open</text:span><text:span text:style-name="T3"> stdin,stdout,stderr directed to con2</text:span></text:p>
      <text:p text:style-name="P9"/>
      <text:p text:style-name="P16"><text:span text:style-name="T15">reopen</text:span><text:span text:style-name="T3"> /dev/con1</text:span></text:p>
      <text:p text:style-name="P16"><text:span text:style-name="T15">#</text:span><text:span text:style-name="T3"> start shell as session leader</text:span></text:p>
      <text:p text:style-name="P16"><text:span text:style-name="T15">[</text:span><text:span text:style-name="T16">+</text:span><text:span text:style-name="T3">session] TERM</text:span><text:span text:style-name="T16">=</text:span><text:span text:style-name="T3">qansi uesh &amp;</text:span></text:p>
      <text:p text:style-name="P9"/>
      <text:p text:style-name="P17">}</text:p>
      <text:p text:style-name="P9"/>
      <text:p text:style-name="P16"><text:span text:style-name="T15">#Files</text:span><text:span text:style-name="T3"> to be included</text:span></text:p>
      <text:p text:style-name="P16"><text:span text:style-name="T15">#these</text:span><text:span text:style-name="T3"> will end up</text:span><text:span text:style-name="T9"> in</text:span><text:span text:style-name="T3"> /proc/boot</text:span></text:p>
      <text:p text:style-name="P17">libc.so</text:p>
      <text:p text:style-name="P17">libm.so</text:p>
      <text:p text:style-name="P17">libsocket.so</text:p>
      <text:p text:style-name="P9"/>
      <text:p text:style-name="P9"/>
      <text:p text:style-name="P16"><text:span text:style-name="T15">#This</text:span><text:span text:style-name="T3"> is an example of explicitely specifying</text:span><text:span text:style-name="T9"> path</text:span><text:span text:style-name="T3"> of</text:span></text:p>
      <text:p text:style-name="P16"><text:span text:style-name="T15">#</text:span><text:span text:style-name="T3"> destination and source</text:span></text:p>
      <text:p text:style-name="P9"/>
      <text:p text:style-name="P16"><text:span text:style-name="T3">/etc/termcap</text:span><text:span text:style-name="T16">=</text:span><text:span text:style-name="T3">/etc/termcap</text:span></text:p>
      <text:p text:style-name="P9"/>
      <text:p text:style-name="P16"><text:span text:style-name="T15">#Executable</text:span><text:span text:style-name="T3"> programs to be loaded</text:span></text:p>
      <text:p text:style-name="P16"><text:span text:style-name="T15">[code</text:span><text:span text:style-name="T16">=</text:span><text:span text:style-name="T3">uip data</text:span><text:span text:style-name="T16">=</text:span><text:span text:style-name="T9">copy</text:span><text:span text:style-name="T3"> perms</text:span><text:span text:style-name="T16">=+</text:span><text:span text:style-name="T3">r,</text:span><text:span text:style-name="T16">+</text:span><text:span text:style-name="T3">x]</text:span></text:p>
      <text:p text:style-name="P9">/x86/usr/bin/gdb</text:p>
      <text:p text:style-name="P17">ls</text:p>
      <text:p text:style-name="P17">cat</text:p>
      <text:p text:style-name="P17">pdebug</text:p>
      <text:p text:style-name="P9"/>
      <text:p text:style-name="P9">/fs/hd10-dos-1/d2/a-g.out</text:p>
      <text:p text:style-name="P9">/fs/hd10-dos-1/d2/main.c</text:p>
      <text:p text:style-name="P9"/>
      <text:p text:style-name="P17">devc-con</text:p>
      <text:p text:style-name="P16"><text:span text:style-name="T15">#</text:span><text:span text:style-name="T3"> uesh is a tiny shell, use "ksh"</text:span><text:span text:style-name="T9"> if</text:span><text:span text:style-name="T3"> you have enough space</text:span></text:p>
      <text:p text:style-name="P17">uesh</text:p>
      <text:h text:style-name="P25" text:outline-level="2">Résultat du mkifs</text:h>
      <text:p text:style-name="Text_20_body"/>
      <text:p text:style-name="P16"><text:span text:style-name="T14">#</text:span><text:span text:style-name="T4"> mkifs -v fichier.bld img.ifs</text:span></text:p>
      <text:p text:style-name="P16"><text:span text:style-name="T4"><text:s text:c="2"/></text:span><text:span text:style-name="T14">Offset</text:span><text:span text:style-name="T4"> <text:s text:c="2"/>Size <text:s text:c="3"/>Entry <text:s text:c="2"/>Ramoff Target</text:span><text:span text:style-name="T16">=</text:span><text:span text:style-name="T3">Host</text:span></text:p>
      <text:p text:style-name="P16"><text:span text:style-name="T3"><text:s text:c="2"/></text:span><text:span text:style-name="T15">400000</text:span><text:span text:style-name="T3"> <text:s text:c="3"/>400 <text:s text:c="7"/>0 <text:s text:c="5"/>--- /usr/qnx632/target/qnx6/x86/boot/sys/bios.boot</text:span></text:p>
      <text:p text:style-name="P16"><text:span text:style-name="T3"><text:s text:c="2"/></text:span><text:span text:style-name="T15">400400</text:span><text:span text:style-name="T3"> <text:s text:c="3"/>100 <text:s text:c="4"/>---- <text:s text:c="5"/>--- Startup-header</text:span></text:p>
      <text:p text:style-name="P16"><text:span text:style-name="T3"><text:s text:c="2"/></text:span><text:span text:style-name="T15">400500</text:span><text:span text:style-name="T3"> <text:s text:c="2"/>e408 <text:s text:c="2"/>403c08 <text:s text:c="5"/>--- /tmp/DAA881324</text:span></text:p>
      <text:p text:style-name="P16"><text:span text:style-name="T3"><text:s text:c="2"/></text:span><text:span text:style-name="T15">40e508</text:span><text:span text:style-name="T3"> <text:s text:c="4"/>5c <text:s text:c="4"/>---- <text:s text:c="5"/>--- Image-header</text:span></text:p>
      <text:p text:style-name="P16"><text:span text:style-name="T3"><text:s text:c="2"/></text:span><text:span text:style-name="T15">40e564</text:span><text:span text:style-name="T3"> <text:s text:c="3"/>368 <text:s text:c="4"/>---- <text:s text:c="5"/>--- Image-directory</text:span></text:p>
      <text:p text:style-name="P16"><text:span text:style-name="T3"><text:s text:c="2"/></text:span><text:span text:style-name="T15">40e8cc</text:span><text:span text:style-name="T3"> <text:s text:c="4"/>b8 <text:s text:c="4"/>---- <text:s text:c="5"/>--- proc/boot/.script</text:span><text:span text:style-name="T16">=</text:span><text:span text:style-name="T3">/tmp/CAA881324</text:span></text:p>
      <text:p text:style-name="P16"><text:span text:style-name="T3"><text:s text:c="2"/></text:span><text:span text:style-name="T15">40f000</text:span><text:span text:style-name="T3"> <text:s/>45000 f002e498 <text:s text:c="5"/>--- proc/boot/procnto</text:span><text:span text:style-name="T16">=</text:span><text:span text:style-name="T3">/tmp/EAA881324</text:span></text:p>
      <text:p text:style-name="P16"><text:span text:style-name="T3"><text:s text:c="2"/></text:span><text:span text:style-name="T15">454000</text:span><text:span text:style-name="T3"> <text:s/>5e000 <text:s text:c="3"/>34792 <text:s text:c="5"/>--- proc/boot/libc.so.2</text:span><text:span text:style-name="T16">=</text:span><text:span text:style-name="T3">/usr/qnx632/target/qnx6/x86/lib/libc.so</text:span></text:p>
      <text:p text:style-name="P16"><text:span text:style-name="T3"><text:s text:c="4"/></text:span><text:span text:style-name="T15">----</text:span><text:span text:style-name="T3"> <text:s text:c="3"/>--- <text:s text:c="4"/>---- <text:s text:c="5"/>--- proc/boot/libc.so</text:span><text:span text:style-name="T16">=</text:span><text:span text:style-name="T3">libc.so.2</text:span></text:p>
      <text:p text:style-name="P16"><text:span text:style-name="T3"><text:s text:c="2"/></text:span><text:span text:style-name="T15">4b2000</text:span><text:span text:style-name="T3"> <text:s/>1c000 <text:s text:c="4"/>414c <text:s text:c="5"/>--- proc/boot/libm.so.2</text:span><text:span text:style-name="T16">=</text:span><text:span text:style-name="T3">/usr/qnx632/target/qnx6/x86/lib/libm.so</text:span></text:p>
      <text:p text:style-name="P16"><text:span text:style-name="T3"><text:s text:c="4"/></text:span><text:span text:style-name="T15">----</text:span><text:span text:style-name="T3"> <text:s text:c="3"/>--- <text:s text:c="4"/>---- <text:s text:c="5"/>--- proc/boot/libm.so</text:span><text:span text:style-name="T16">=</text:span><text:span text:style-name="T3">libm.so.2</text:span></text:p>
      <text:p text:style-name="P16"><text:span text:style-name="T3"><text:s text:c="2"/></text:span><text:span text:style-name="T15">4ce000</text:span><text:span text:style-name="T3"> <text:s/>1f000 <text:s text:c="4"/>45ec <text:s text:c="5"/>--- proc/boot/libsocket.so.2</text:span><text:span text:style-name="T16">=</text:span><text:span text:style-name="T3">/usr/qnx632/target/qnx6/x86/lib/libsocket.so</text:span></text:p>
      <text:p text:style-name="P16"><text:span text:style-name="T3"><text:s text:c="4"/></text:span><text:span text:style-name="T15">----</text:span><text:span text:style-name="T3"> <text:s text:c="3"/>--- <text:s text:c="4"/>---- <text:s text:c="5"/>--- proc/boot/libsocket.so</text:span><text:span text:style-name="T16">=</text:span><text:span text:style-name="T3">libsocket.so.2</text:span></text:p>
      <text:p text:style-name="P16"><text:span text:style-name="T3"><text:s text:c="2"/></text:span><text:span text:style-name="T15">4ed000</text:span><text:span text:style-name="T3"> 18d0b7 <text:s/>804aa20 <text:s text:c="5"/>--- proc/boot/gdb</text:span><text:span text:style-name="T16">=</text:span><text:span text:style-name="T3">/x86/usr/bin/gdb</text:span></text:p>
      <text:p text:style-name="P16"><text:span text:style-name="T3"><text:s text:c="2"/></text:span><text:span text:style-name="T15">67b000</text:span><text:span text:style-name="T3"> <text:s text:c="2"/>47d4 <text:s/>8048c50 <text:s text:c="5"/>--- proc/boot/ls</text:span><text:span text:style-name="T16">=</text:span><text:span text:style-name="T3">/usr/qnx632/target/qnx6/x86/bin/ls</text:span></text:p>
      <text:p text:style-name="P16"><text:span text:style-name="T3"><text:s text:c="2"/></text:span><text:span text:style-name="T15">680000</text:span><text:span text:style-name="T3"> <text:s text:c="2"/>1ddb <text:s/>80484c0 <text:s text:c="5"/>--- proc/boot/cat</text:span><text:span text:style-name="T16">=</text:span><text:span text:style-name="T3">/usr/qnx632/target/qnx6/x86/bin/cat</text:span></text:p>
      <text:p text:style-name="P16"><text:span text:style-name="T3"><text:s text:c="2"/></text:span><text:span text:style-name="T15">682000</text:span><text:span text:style-name="T3"> <text:s text:c="2"/>8e57 <text:s/>804925c <text:s text:c="5"/>--- proc/boot/pdebug</text:span><text:span text:style-name="T16">=</text:span><text:span text:style-name="T3">/usr/qnx632/target/qnx6/x86/usr/bin/pdebug</text:span></text:p>
      <text:p text:style-name="P16"><text:span text:style-name="T3"><text:s text:c="2"/></text:span><text:span text:style-name="T15">68b000</text:span><text:span text:style-name="T3"> <text:s text:c="2"/>173c <text:s/>8048430 <text:s text:c="5"/>--- proc/boot/a-g.out</text:span><text:span text:style-name="T16">=</text:span><text:span text:style-name="T3">/fs/hd10-dos-1/d2/a-g.out</text:span></text:p>
      <text:p text:style-name="P16"><text:span text:style-name="T3"><text:s text:c="2"/></text:span><text:span text:style-name="T15">68d000</text:span><text:span text:style-name="T3"> <text:s/>10336 <text:s/>8049c30 <text:s text:c="5"/>--- proc/boot/devc-con</text:span><text:span text:style-name="T16">=</text:span><text:span text:style-name="T3">/usr/qnx632/target/qnx6/x86/sbin/devc-con</text:span></text:p>
      <text:p text:style-name="P16"><text:span text:style-name="T3"><text:s text:c="2"/></text:span><text:span text:style-name="T15">69e000</text:span><text:span text:style-name="T3"> <text:s text:c="2"/>2e42 <text:s/>8048ae8 <text:s text:c="5"/>--- proc/boot/uesh</text:span><text:span text:style-name="T16">=</text:span><text:span text:style-name="T3">/usr/qnx632/target/qnx6/x86/bin/uesh</text:span></text:p>
      <text:p text:style-name="P16"><text:span text:style-name="T3"><text:s text:c="2"/></text:span><text:span text:style-name="T15">6a0e42</text:span><text:span text:style-name="T3"> <text:s text:c="2"/>1a5d <text:s text:c="4"/>---- <text:s text:c="5"/>--- etc/termcap</text:span><text:span text:style-name="T16">=</text:span><text:span text:style-name="T3">/etc/termcap</text:span></text:p>
      <text:p text:style-name="P16"><text:span text:style-name="T3"><text:s text:c="2"/></text:span><text:span text:style-name="T15">6a28a0</text:span><text:span text:style-name="T3"> <text:s text:c="5"/>4 <text:s text:c="4"/>---- <text:s text:c="5"/>--- Image-trailer</text:span></text:p>
      <text:p text:style-name="P17">#</text:p>
      <text:p text:style-name="P17"/>
      <text:p text:style-name="P17"/>
      <text:h text:style-name="Heading_20_2" text:outline-level="2">Taille de l’exécutable</text:h>
      <text:p text:style-name="Text_20_body"/>
      <text:p text:style-name="Text_20_body"><text:span text:style-name="T5">Sans les symboles de débogage :</text:span><text:span text:style-name="T6"> 4 718 octets</text:span></text:p>
      <text:p text:style-name="Text_20_body"><text:span text:style-name="T5">Avec les symboles de débogage :</text:span><text:span text:style-name="T6"> 24 718 octets</text:span></text:p>
      <text:h text:style-name="Heading_20_2" text:outline-level="2"/>
      <text:h text:style-name="P25" text:outline-level="2">Résultat du dinit</text:h>
      <text:p text:style-name="Text_20_body"/>
      <text:p text:style-name="P16"><text:span text:style-name="T14">#</text:span><text:span text:style-name="T4"> dinit -f img.ifs /dev/fd0</text:span></text:p>
      <text:p text:style-name="P16"><text:span text:style-name="T14">Using</text:span><text:span text:style-name="T4"> loader /usr/qnx632/target/qnx6/x86/boot/sys/ipl-diskpc2-flop</text:span></text:p>
      <text:p text:style-name="P16"><text:span text:style-name="T14">Disk</text:span><text:span text:style-name="T4"> '/dev/fd0' contains 2880 blocks (1440K).</text:span></text:p>
      <text:p text:style-name="P21">#</text:p>
      <text:p text:style-name="P22"/>
      <text:p text:style-name="P22"/>
      <text:h text:style-name="Heading_20_2" text:outline-level="2">Exécution du programme</text:h>
      <text:p text:style-name="Text_20_body"/>
      <text:p text:style-name="P15">Van Gysegem Thomas et Delsaux Kevin</text:p>
      <text:p text:style-name="P15">Van Gysegem Thomas et Delsaux Kevin</text:p>
      <text:p text:style-name="P15">Van Gysegem Thomas et Delsaux Kevin</text:p>
      <text:p text:style-name="Text_20_body"><text:tab/></text:p>
      <text:h text:style-name="P23" text:outline-level="1">Conclusion</text:h>
      <text:p text:style-name="Text_20_body"><text:tab/></text:p>
      <text:p text:style-name="Text_20_body"><text:tab/>Lors de l'exécution de la commande « gdb a-g.out » suivit de la commande « r » dans le programme gdb, on rencontre un warning spécifiant qu'une librairie partagée n'a pas pût être chargée. Ce warning ne semble pas perturber le reste de l'exécution du program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Groupe 2322<text:tab/>Informatique en milieu industriel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4T13:27:29.27</meta:creation-date>
    <dc:date>2012-10-21T17:31:14.08</dc:date>
    <meta:editing-duration>PT7H9M42S</meta:editing-duration>
    <meta:editing-cycles>62</meta:editing-cycles>
    <meta:generator>OpenOffice.org/3.4$Win32 OpenOffice.org_project/340m1$Build-9590</meta:generator>
    <dc:creator>Thomas Van Gysegem</dc:creator>
    <meta:document-statistic meta:table-count="0" meta:image-count="0" meta:object-count="0" meta:page-count="7" meta:paragraph-count="150" meta:word-count="568" meta:character-count="5001"/>
  </office:meta>
</office:document-meta>
</file>